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oo="http://openoffice.org/2004/office" xmlns:officeooo="http://openoffice.org/2009/office"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drawooo="http://openoffice.org/2010/draw" xmlns:config="urn:oasis:names:tc:opendocument:xmlns:config:1.0" xmlns:anim="urn:oasis:names:tc:opendocument:xmlns:animation:1.0" xmlns:loext="urn:org:documentfoundation:names:experimental:office:xmlns:loext:1.0" xmlns:office="urn:oasis:names:tc:opendocument:xmlns:office:1.0">
  <office:automatic-styles>
    <style:style style:name="gp0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stroke="none" draw:fill="none"/>
    </style:style>
    <style:style style:name="gr3" style:family="graphic">
      <style:graphic-properties draw:auto-grow-width="false" draw:auto-grow-height="false"/>
    </style:style>
    <style:style style:name="pr4" style:family="presentation">
      <style:graphic-properties draw:stroke="none" draw:textarea-vertical-align="top" fo:wrap-option="wrap" fo:padding-top="0.04998in" fo:padding-bottom="0.04998in" fo:padding-left="0.09997in" fo:padding-right="0.09997in" draw:fill="none"/>
    </style:style>
    <style:style style:name="P5" style:family="paragraph">
      <style:paragraph-properties style:font-independent-line-spacing="true"/>
    </style:style>
    <style:style style:name="P6" style:family="paragraph">
      <style:paragraph-properties fo:line-height="90%" fo:text-align="left" style:tab-stop-distance="0.99961in" fo:margin-left="0in" fo:margin-right="0in" fo:text-indent="0in" fo:margin-top="-0in" fo:margin-bottom="0.19679in"/>
    </style:style>
    <style:style style:name="T7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text:list-style style:name="L8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P8" style:family="paragraph">
      <style:paragraph-properties fo:line-height="90%" fo:text-align="left" style:tab-stop-distance="0.99961in" fo:margin-right="0in" fo:margin-top="-0in" fo:margin-bottom="0.19679in"/>
    </style:style>
    <style:style style:name="T9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10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text:list-style style:name="L11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P11" style:family="paragraph">
      <style:paragraph-properties fo:line-height="90%" fo:text-align="left" style:tab-stop-distance="0.99961in" fo:margin-right="0in" fo:margin-top="-0in" fo:margin-bottom="0.19679in"/>
    </style:style>
    <style:style style:name="T12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13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14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text:list-style style:name="L15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P15" style:family="paragraph">
      <style:paragraph-properties fo:line-height="90%" fo:text-align="left" style:tab-stop-distance="0.99961in" fo:margin-right="0in" fo:margin-top="-0in" fo:margin-bottom="0.19679in"/>
    </style:style>
    <style:style style:name="T16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17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18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text:list-style style:name="L19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P19" style:family="paragraph">
      <style:paragraph-properties fo:line-height="90%" fo:text-align="left" style:tab-stop-distance="0.99961in" fo:margin-right="0in" fo:margin-top="-0in" fo:margin-bottom="0.19679in"/>
    </style:style>
    <style:style style:name="T20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21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22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P23" style:family="paragraph">
      <style:paragraph-properties fo:line-height="90%" fo:text-align="left" style:tab-stop-distance="0.99961in" fo:margin-left="0in" fo:margin-right="0in" fo:text-indent="0in" fo:margin-top="-0in" fo:margin-bottom="0.19679in"/>
    </style:style>
    <style:style style:name="T24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P25" style:family="paragraph">
      <style:paragraph-properties fo:line-height="90%" fo:text-align="left" style:tab-stop-distance="0.99961in" fo:margin-left="0in" fo:margin-right="0in" fo:text-indent="0in" fo:margin-top="-0in" fo:margin-bottom="0.19679in"/>
    </style:style>
    <style:style style:name="T26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gr27" style:family="graphic">
      <style:paragraph-properties style:font-independent-line-spacing="true" style:writing-mode="lr-tb"/>
      <style:graphic-properties draw:stroke="none" draw:auto-grow-width="true" draw:auto-grow-height="true" draw:textarea-vertical-align="middle" draw:textarea-horizontal-align="center" fo:wrap-option="no-wrap" style:protect="position size" fo:padding-top="0.05in" fo:padding-bottom="0.05in" fo:padding-left="0.1in" fo:padding-right="0.1in" style:editable="false" draw:fill="none"/>
    </style:style>
    <style:style style:name="P28" style:family="paragraph">
      <style:paragraph-properties fo:line-height="150%" fo:text-align="center" style:tab-stop-distance="1in" fo:margin-left="0in" fo:margin-right="0in" fo:margin-bottom="0in" style:punctuation-wrap="hanging" style:vertical-align="auto" style:writing-mode="lr-tb"/>
    </style:style>
    <style:style style:name="P29" style:family="text">
      <style:text-properties fo:font-variant="normal" fo:text-transform="none" fo:color="#ff9999" style:text-line-through-type="none" style:text-line-through-width="auto" style:text-line-through-color="font-color" style:text-line-through-text-style="none" style:text-position="0% 100" fo:font-family="Calibri" fo:font-size="0.4in" fo:letter-spacing="0in" fo:language="en" fo:country="US" fo:font-style="normal" fo:text-shadow="0.04in 0in 0pc #000000" style:text-underline-type="none" style:text-underline-style="none" fo:font-weight="bold" style:letter-kerning="true"/>
    </style:style>
  </office:automatic-styles>
  <office:body>
    <office:presentation>
      <draw:page draw:name="Slide2" draw:style-name="gp0" draw:master-page-name="Master1-Layout2-obj-Layout2-obj-Title-and-Content" draw:id="Slide-256">
        <draw:frame draw:style-name="gr1" presentation:style-name="pr2" svg:x="2.328cm" svg:y="1.014cm" svg:width="29.21cm" svg:height="3.682cm" presentation:class="title" presentation:placeholder="false" presentation:user-transformed="true">
          <draw:text-box/>
        </draw:frame>
        <draw:frame draw:style-name="gr3" presentation:style-name="pr4" draw:text-style-name="P5" svg:x="2.328cm" svg:y="5.071cm" svg:width="29.21cm" svg:height="12.087cm" presentation:class="outline" presentation:placeholder="false" presentation:user-transformed="true">
          <draw:text-box>
            <text:p text:style-name="P6"><text:span text:style-name="T7">We provide support for the following products:</text:span></text:p>
            <text:list text:style-name="L19">
              <text:list-item>
                <text:p text:style-name="P8"><text:span text:style-name="T9"/><text:span text:style-name="T10">LG Nexus 5</text:span></text:p>
              </text:list-item>
              <text:list-item>
                <text:p text:style-name="P11"><text:span text:style-name="T12"/><text:span text:style-name="T13"/><text:span text:style-name="T14">Nokia Lumia 5801</text:span></text:p>
              </text:list-item>
              <text:list-item>
                <text:p text:style-name="P15"><text:span text:style-name="T16"/><text:span text:style-name="T17"/><text:span text:style-name="T18">Huawie Mate S</text:span></text:p>
              </text:list-item>
              <text:list-item>
                <text:p text:style-name="P19"><text:span text:style-name="T20"/><text:span text:style-name="T21"/><text:span text:style-name="T22">Moto Style</text:span></text:p>
              </text:list-item>
            </text:list>
            <text:p text:style-name="P23"><text:span text:style-name="T24"/></text:p>
            <text:p text:style-name="P25"><text:span text:style-name="T26"> </text:span></text:p>
          </draw:text-box>
        </draw:frame>
        <draw:frame draw:style-name="gr27" svg:x="8.03cm" svg:y="7.345cm" svg:width="7in" svg:height="1.7in">
          <draw:text-box>
            <text:p text:style-name="P28"><text:span text:style-name="P29">Evaluation Only.</text:span></text:p>
            <text:p text:style-name="P28"><text:span text:style-name="P29">Created with GroupDocs.Assembly 25.6.</text:span></text:p>
            <text:p text:style-name="P28"><text:span text:style-name="P29">© Aspose Pty Ltd 2001-2025.</text:span></text:p>
            <text:p text:style-name="P28"><text:span text:style-name="P29">All Rights Reserved.</text:span></text:p>
          </draw:text-box>
        </draw:frame>
      </draw:page>
    </office:presentation>
  </office:body>
</office:document-content>
</file>

<file path=styles.xml><?xml version="1.0" encoding="utf-8"?>
<office:document-styles xmlns:ooo="http://openoffice.org/2004/office" xmlns:officeooo="http://openoffice.org/2009/office"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drawooo="http://openoffice.org/2010/draw" xmlns:config="urn:oasis:names:tc:opendocument:xmlns:config:1.0" xmlns:anim="urn:oasis:names:tc:opendocument:xmlns:animation:1.0" xmlns:loext="urn:org:documentfoundation:names:experimental:office:xmlns:loext:1.0" xmlns:office="urn:oasis:names:tc:opendocument:xmlns:office:1.0">
  <office:styles/>
  <office:automatic-styles>
    <style:page-layout style:name="pageLayout1">
      <style:page-layout-properties fo:page-width="33.867cm" fo:page-height="19.05cm" style:print-orientation="landscape"/>
    </style:page-layout>
    <style:page-layout style:name="pageLayout3">
      <style:page-layout-properties fo:page-width="19.05cm" fo:page-height="33.867cm" style:print-orientation="portrait"/>
    </style:page-layout>
    <style:page-layout style:name="noteLayout1">
      <style:page-layout-properties fo:page-width="21.59cm" fo:page-height="27.94cm" style:print-orientation="portrait"/>
    </style:page-layout>
    <style:style style:name="gp4" style:family="drawing-page">
      <style:drawing-page-properties draw:fill="solid" draw:fill-color="#ffffff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0" style:family="graphic">
      <style:graphic-properties draw:auto-grow-width="false" draw:auto-grow-height="false"/>
    </style:style>
    <style:style style:name="Mpr1" style:family="presentation">
      <style:graphic-properties draw:stroke="none" draw:textarea-vertical-align="middle" fo:wrap-option="wrap" fo:padding-top="0.04998in" fo:padding-bottom="0.04998in" fo:padding-left="0.09997in" fo:padding-right="0.09997in" draw:fill="none"/>
    </style:style>
    <style:style style:name="MP2" style:family="paragraph">
      <style:paragraph-properties style:font-independent-line-spacing="true"/>
    </style:style>
    <style:style style:name="MP3" style:family="paragraph">
      <style:paragraph-properties fo:line-height="90%" fo:text-align="left" style:tab-stop-distance="0.99961in" fo:margin-left="0in" fo:margin-right="0in" fo:text-indent="0in" fo:margin-top="-0in" fo:margin-bottom="-0in"/>
    </style:style>
    <style:style style:name="MT4" style:family="text">
      <style:text-properties fo:color="#000000" style:text-outline="false" style:text-position="0% 100%" fo:font-family="'Calibri Light'" style:font-family-asian="'Microsoft YaHei'" style:font-family-complex="'Lucida Sans'" fo:font-size="44pt" fo:letter-spacing="normal" style:font-relief="none" style:letter-kerning="true"/>
    </style:style>
    <style:style style:name="Mgr5" style:family="graphic">
      <style:graphic-properties draw:auto-grow-width="false" draw:auto-grow-height="false"/>
    </style:style>
    <style:style style:name="Mpr6" style:family="presentation">
      <style:graphic-properties draw:stroke="none" draw:textarea-vertical-align="top" fo:wrap-option="wrap" fo:padding-top="0.04998in" fo:padding-bottom="0.04998in" fo:padding-left="0.09997in" fo:padding-right="0.09997in" draw:fill="none"/>
    </style:style>
    <style:style style:name="MP7" style:family="paragraph">
      <style:paragraph-properties style:font-independent-line-spacing="true"/>
    </style:style>
    <text:list-style style:name="ML8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MP8" style:family="paragraph">
      <style:paragraph-properties fo:line-height="90%" fo:text-align="left" style:tab-stop-distance="0.99961in" fo:margin-right="0in" fo:margin-top="-0in" fo:margin-bottom="0.19679in"/>
    </style:style>
    <style:style style:name="MT9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text:list-style style:name="ML10">
      <text:list-level-style-bullet text:level="2" text:bullet-char="•">
        <style:list-level-properties text:space-before="0.49984in" text:min-label-width="0.24992in"/>
        <style:text-properties fo:color="#000000" fo:font-family="'Arial'" fo:font-size="100%"/>
      </text:list-level-style-bullet>
    </text:list-style>
    <style:style style:name="MP10" style:family="paragraph">
      <style:paragraph-properties fo:line-height="90%" fo:text-align="left" style:tab-stop-distance="0.99961in" fo:margin-right="0in" fo:margin-top="-0in" fo:margin-bottom="0.15743in"/>
    </style:style>
    <style:style style:name="MT11" style:family="text">
      <style:text-properties fo:color="#000000" style:text-outline="false" style:text-position="0% 100%" fo:font-family="'Calibri'" style:font-family-asian="'Microsoft YaHei'" style:font-family-complex="'Lucida Sans'" fo:font-size="24pt" fo:letter-spacing="normal" style:font-relief="none" style:letter-kerning="true"/>
    </style:style>
    <text:list-style style:name="ML12">
      <text:list-level-style-bullet text:level="3" text:bullet-char="•">
        <style:list-level-properties text:space-before="0.99967in" text:min-label-width="0.24992in"/>
        <style:text-properties fo:color="#000000" fo:font-family="'Arial'" fo:font-size="100%"/>
      </text:list-level-style-bullet>
    </text:list-style>
    <style:style style:name="MP12" style:family="paragraph">
      <style:paragraph-properties fo:line-height="90%" fo:text-align="left" style:tab-stop-distance="0.99961in" fo:margin-right="0in" fo:margin-top="-0in" fo:margin-bottom="0.11807in"/>
    </style:style>
    <style:style style:name="MT13" style:family="text">
      <style:text-properties fo:color="#000000" style:text-outline="false" style:text-position="0% 100%" fo:font-family="'Calibri'" style:font-family-asian="'Microsoft YaHei'" style:font-family-complex="'Lucida Sans'" fo:font-size="20pt" fo:letter-spacing="normal" style:font-relief="none" style:letter-kerning="true"/>
    </style:style>
    <text:list-style style:name="ML14">
      <text:list-level-style-bullet text:level="4" text:bullet-char="•">
        <style:list-level-properties text:space-before="1.49951in" text:min-label-width="0.24992in"/>
        <style:text-properties fo:color="#000000" fo:font-family="'Arial'" fo:font-size="100%"/>
      </text:list-level-style-bullet>
    </text:list-style>
    <style:style style:name="MP14" style:family="paragraph">
      <style:paragraph-properties fo:line-height="90%" fo:text-align="left" style:tab-stop-distance="0.99961in" fo:margin-right="0in" fo:margin-top="-0in" fo:margin-bottom="0.07871in"/>
    </style:style>
    <style:style style:name="MT15" style:family="text">
      <style:text-properties fo:color="#000000" style:text-outline="false" style:text-position="0% 100%" fo:font-family="'Calibri'" style:font-family-asian="'Microsoft YaHei'" style:font-family-complex="'Lucida Sans'" fo:font-size="18pt" fo:letter-spacing="normal" style:font-relief="none" style:letter-kerning="true"/>
    </style:style>
    <text:list-style style:name="ML16">
      <text:list-level-style-bullet text:level="5" text:bullet-char="•">
        <style:list-level-properties text:space-before="1.99934in" text:min-label-width="0.24992in"/>
        <style:text-properties fo:color="#000000" fo:font-family="'Arial'" fo:font-size="100%"/>
      </text:list-level-style-bullet>
    </text:list-style>
    <style:style style:name="MP16" style:family="paragraph">
      <style:paragraph-properties fo:line-height="90%" fo:text-align="left" style:tab-stop-distance="0.99961in" fo:margin-right="0in" fo:margin-top="-0in" fo:margin-bottom="0.03936in"/>
    </style:style>
    <style:style style:name="MT17" style:family="text">
      <style:text-properties fo:color="#000000" style:text-outline="false" style:text-position="0% 100%" fo:font-family="'Calibri'" style:font-family-asian="'Microsoft YaHei'" style:font-family-complex="'Lucida Sans'" fo:font-size="18pt" fo:letter-spacing="normal" style:font-relief="none" style:letter-kerning="true"/>
    </style:style>
    <style:style style:name="Mgr18" style:family="graphic">
      <style:graphic-properties draw:auto-grow-width="false" draw:auto-grow-height="false"/>
    </style:style>
    <style:style style:name="Mpr19" style:family="presentation">
      <style:graphic-properties draw:stroke="none" draw:fill="none"/>
    </style:style>
    <style:style style:name="Mgr20" style:family="graphic">
      <style:graphic-properties draw:auto-grow-width="false" draw:auto-grow-height="false"/>
    </style:style>
    <style:style style:name="Mpr21" style:family="presentation">
      <style:graphic-properties draw:stroke="none" draw:fill="none"/>
    </style:style>
    <style:style style:name="Mgr22" style:family="graphic">
      <style:graphic-properties draw:auto-grow-width="false" draw:auto-grow-height="false"/>
    </style:style>
    <style:style style:name="Mpr23" style:family="presentation">
      <style:graphic-properties draw:stroke="none" draw:textarea-vertical-align="middle" fo:wrap-option="wrap" fo:padding-top="0.04998in" fo:padding-bottom="0.04998in" fo:padding-left="0.09997in" fo:padding-right="0.09997in" draw:fill="none"/>
    </style:style>
    <style:style style:name="MP24" style:family="paragraph">
      <style:paragraph-properties style:font-independent-line-spacing="true"/>
    </style:style>
    <style:style style:name="MP25" style:family="paragraph">
      <style:paragraph-properties fo:line-height="100%" fo:text-align="right" style:tab-stop-distance="0.99961in" fo:margin-left="0in" fo:margin-right="0in" fo:text-indent="0in" fo:margin-top="-0in" fo:margin-bottom="-0in"/>
    </style:style>
    <style:style style:name="MT26" style:family="text">
      <style:text-properties fo:color="#898989" style:text-outline="false" style:text-position="0% 100%" fo:font-family="'Calibri'" style:font-family-asian="'Arial'" style:font-family-complex="'Arial'" fo:font-size="12pt" fo:letter-spacing="normal" style:font-relief="none" style:letter-kerning="true"/>
    </style:style>
    <style:style style:name="gp37" style:family="drawing-page">
      <style:drawing-page-properties draw:fill="solid" draw:fill-color="#ffffff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27" style:family="graphic">
      <style:graphic-properties draw:auto-grow-width="false" draw:auto-grow-height="false"/>
    </style:style>
    <style:style style:name="Mpr28" style:family="presentation">
      <style:graphic-properties draw:stroke="none" draw:textarea-vertical-align="middle" fo:wrap-option="wrap" fo:padding-top="0.04998in" fo:padding-bottom="0.04998in" fo:padding-left="0.09997in" fo:padding-right="0.09997in" draw:fill="none"/>
    </style:style>
    <style:style style:name="MP29" style:family="paragraph">
      <style:paragraph-properties style:font-independent-line-spacing="true"/>
    </style:style>
    <style:style style:name="MP30" style:family="paragraph">
      <style:paragraph-properties fo:line-height="90%" fo:text-align="left" style:tab-stop-distance="0.99961in" fo:margin-left="0in" fo:margin-right="0in" fo:text-indent="0in" fo:margin-top="-0in" fo:margin-bottom="-0in"/>
    </style:style>
    <style:style style:name="MT31" style:family="text">
      <style:text-properties fo:color="#000000" style:text-outline="false" style:text-position="0% 100%" fo:font-family="'Calibri Light'" style:font-family-asian="'Microsoft YaHei'" style:font-family-complex="'Lucida Sans'" fo:font-size="44pt" fo:letter-spacing="normal" style:font-relief="none" style:letter-kerning="true"/>
    </style:style>
    <style:style style:name="Mgr32" style:family="graphic">
      <style:graphic-properties draw:auto-grow-width="false" draw:auto-grow-height="false"/>
    </style:style>
    <style:style style:name="Mpr33" style:family="presentation">
      <style:graphic-properties draw:stroke="none" draw:textarea-vertical-align="top" fo:wrap-option="wrap" fo:padding-top="0.04998in" fo:padding-bottom="0.04998in" fo:padding-left="0.09997in" fo:padding-right="0.09997in" draw:fill="none"/>
    </style:style>
    <style:style style:name="MP34" style:family="paragraph">
      <style:paragraph-properties style:font-independent-line-spacing="true"/>
    </style:style>
    <text:list-style style:name="ML35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MP35" style:family="paragraph">
      <style:paragraph-properties fo:line-height="90%" fo:text-align="center" style:tab-stop-distance="0.99961in" fo:margin-right="0in" fo:margin-top="0.13893in" fo:margin-bottom="-0in"/>
    </style:style>
    <style:style style:name="MT36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MT37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MT38" style:family="text">
      <style:text-properties fo:color="#000000" style:text-outline="false" style:text-position="0% 100%" fo:font-family="'Calibri'" style:font-family-asian="'Microsoft YaHei'" style:font-family-complex="'Lucida Sans'" fo:font-size="24pt" fo:letter-spacing="normal" style:font-relief="none" style:letter-kerning="true"/>
    </style:style>
    <style:style style:name="MT39" style:family="text">
      <style:text-properties fo:color="#000000" style:text-outline="false" style:text-position="0% 100%" fo:font-family="'Calibri'" style:font-family-asian="'Microsoft YaHei'" style:font-family-complex="'Lucida Sans'" fo:font-size="24pt" fo:letter-spacing="normal" style:font-relief="none" style:letter-kerning="true"/>
    </style:style>
    <style:style style:name="MT40" style:family="text">
      <style:text-properties fo:color="#000000" style:text-outline="false" style:text-position="0% 100%" fo:font-family="'Calibri'" style:font-family-asian="'Microsoft YaHei'" style:font-family-complex="'Lucida Sans'" fo:font-size="20pt" fo:letter-spacing="normal" style:font-relief="none" style:letter-kerning="true"/>
    </style:style>
    <style:style style:name="MT41" style:family="text">
      <style:text-properties fo:color="#000000" style:text-outline="false" style:text-position="0% 100%" fo:font-family="'Calibri'" style:font-family-asian="'Microsoft YaHei'" style:font-family-complex="'Lucida Sans'" fo:font-size="20pt" fo:letter-spacing="normal" style:font-relief="none" style:letter-kerning="true"/>
    </style:style>
    <style:style style:name="MT42" style:family="text">
      <style:text-properties fo:color="#000000" style:text-outline="false" style:text-position="0% 100%" fo:font-family="'Calibri'" style:font-family-asian="'Microsoft YaHei'" style:font-family-complex="'Lucida Sans'" fo:font-size="18pt" fo:letter-spacing="normal" style:font-relief="none" style:letter-kerning="true"/>
    </style:style>
    <style:style style:name="MT43" style:family="text">
      <style:text-properties fo:color="#000000" style:text-outline="false" style:text-position="0% 100%" fo:font-family="'Calibri'" style:font-family-asian="'Microsoft YaHei'" style:font-family-complex="'Lucida Sans'" fo:font-size="18pt" fo:letter-spacing="normal" style:font-relief="none" style:letter-kerning="true"/>
    </style:style>
    <style:style style:name="MT44" style:family="text">
      <style:text-properties fo:color="#000000" style:text-outline="false" style:text-position="0% 100%" fo:font-family="'Calibri'" style:font-family-asian="'Microsoft YaHei'" style:font-family-complex="'Lucida Sans'" fo:font-size="18pt" fo:letter-spacing="normal" style:font-relief="none" style:letter-kerning="true"/>
    </style:style>
    <style:style style:name="Mgr45" style:family="graphic">
      <style:graphic-properties draw:auto-grow-width="false" draw:auto-grow-height="false"/>
    </style:style>
    <style:style style:name="Mpr46" style:family="presentation">
      <style:graphic-properties draw:stroke="none" draw:fill="none"/>
    </style:style>
    <style:style style:name="Mgr47" style:family="graphic">
      <style:graphic-properties draw:auto-grow-width="false" draw:auto-grow-height="false"/>
    </style:style>
    <style:style style:name="Mpr48" style:family="presentation">
      <style:graphic-properties draw:stroke="none" draw:fill="none"/>
    </style:style>
    <style:style style:name="Mgr49" style:family="graphic">
      <style:graphic-properties draw:auto-grow-width="false" draw:auto-grow-height="false"/>
    </style:style>
    <style:style style:name="Mpr50" style:family="presentation">
      <style:graphic-properties draw:stroke="none" draw:textarea-vertical-align="middle" fo:wrap-option="wrap" fo:padding-top="0.04998in" fo:padding-bottom="0.04998in" fo:padding-left="0.09997in" fo:padding-right="0.09997in" draw:fill="none"/>
    </style:style>
    <style:style style:name="MP51" style:family="paragraph">
      <style:paragraph-properties style:font-independent-line-spacing="true"/>
    </style:style>
    <style:style style:name="MP52" style:family="paragraph">
      <style:paragraph-properties fo:line-height="100%" fo:text-align="right" style:tab-stop-distance="0.99961in" fo:margin-left="0in" fo:margin-right="0in" fo:text-indent="0in" fo:margin-top="-0in" fo:margin-bottom="-0in"/>
    </style:style>
    <style:style style:name="MT53" style:family="text">
      <style:text-properties fo:color="#898989" style:text-outline="false" style:text-position="0% 100%" fo:font-family="'Calibri'" style:font-family-asian="'Arial'" style:font-family-complex="'Arial'" fo:font-size="12pt" fo:letter-spacing="normal" style:font-relief="none" style:letter-kerning="true"/>
    </style:style>
    <style:style style:name="Mgr54" style:family="graphic">
      <style:graphic-properties draw:auto-grow-width="false" draw:auto-grow-height="false"/>
    </style:style>
    <style:style style:name="Mpr55" style:family="presentation">
      <style:graphic-properties draw:stroke="none" draw:fill="none"/>
    </style:style>
    <style:style style:name="gp68" style:family="drawing-page">
      <style:drawing-page-properties draw:fill="solid" draw:fill-color="transparent" draw:opacity="0%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56" style:family="graphic">
      <style:graphic-properties draw:auto-grow-width="false" draw:auto-grow-height="false"/>
    </style:style>
    <style:style style:name="Mpr57" style:family="presentation">
      <style:graphic-properties draw:stroke="none" draw:fill="none"/>
    </style:style>
    <style:style style:name="Mgr58" style:family="graphic">
      <style:graphic-properties draw:auto-grow-width="false" draw:auto-grow-height="false"/>
    </style:style>
    <style:style style:name="Mpr59" style:family="presentation">
      <style:graphic-properties draw:stroke="none" draw:fill="none"/>
    </style:style>
    <style:style style:name="Mgr60" style:family="graphic">
      <style:graphic-properties draw:auto-grow-width="false" draw:auto-grow-height="false"/>
    </style:style>
    <style:style style:name="Mpr61" style:family="presentation">
      <style:graphic-properties draw:stroke="none" draw:fill="none"/>
    </style:style>
    <style:style style:name="Mgr62" style:family="graphic">
      <style:graphic-properties draw:auto-grow-width="false" draw:auto-grow-height="false"/>
    </style:style>
    <style:style style:name="Mpr63" style:family="presentation">
      <style:graphic-properties draw:stroke="none" draw:textarea-vertical-align="bottom" fo:wrap-option="wrap" fo:padding-top="0.0492in" fo:padding-bottom="0.0492in" fo:padding-left="0.09839in" fo:padding-right="0.09839in" draw:fill="none"/>
    </style:style>
    <style:style style:name="MP64" style:family="paragraph">
      <style:paragraph-properties style:font-independent-line-spacing="true"/>
    </style:style>
    <style:style style:name="MP65" style:family="paragraph">
      <style:paragraph-properties fo:line-height="100%" fo:text-align="right" style:tab-stop-distance="0.99961in" fo:margin-left="0in" fo:margin-right="0in" fo:text-indent="0in" fo:margin-top="-0in" fo:margin-bottom="-0in"/>
    </style:style>
    <style:style style:name="MT66" style:family="text">
      <style:text-properties fo:color="#000000" style:text-outline="false" style:text-position="0% 100%" fo:font-family="'Arial'" style:font-family-asian="'Microsoft YaHei'" style:font-family-complex="'Lucida Sans'" fo:font-size="18pt" fo:letter-spacing="normal" style:font-relief="none" style:letter-kerning="true"/>
    </style:style>
  </office:automatic-styles>
  <office:master-styles>
    <style:master-page style:name="Master1-Slide" style:page-layout-name="pageLayout1" draw:style-name="gp4">
      <style:header/>
      <style:footer/>
      <draw:frame draw:style-name="Mgr0" presentation:style-name="Mpr1" draw:text-style-name="MP2" svg:x="2.328cm" svg:y="1.014cm" svg:width="29.21cm" svg:height="3.682cm" presentation:class="title">
        <draw:text-box>
          <text:p text:style-name="MP3"><text:span text:style-name="MT4">Click to edit Master title style</text:span></text:p>
        </draw:text-box>
      </draw:frame>
      <draw:frame draw:style-name="Mgr5" presentation:style-name="Mpr6" draw:text-style-name="MP7" svg:x="2.328cm" svg:y="5.071cm" svg:width="29.21cm" svg:height="12.087cm" presentation:class="outline">
        <draw:text-box>
          <text:list text:style-name="ML8">
            <text:list-item>
              <text:p text:style-name="MP8"><text:span text:style-name="MT9">Click to edit Master text styles</text:span></text:p>
              <text:list text:style-name="ML10">
                <text:list-item>
                  <text:p text:style-name="MP10"><text:span text:style-name="MT11">Second level</text:span></text:p>
                  <text:list text:style-name="ML12">
                    <text:list-item>
                      <text:p text:style-name="MP12"><text:span text:style-name="MT13">Third level</text:span></text:p>
                      <text:list text:style-name="ML14">
                        <text:list-item>
                          <text:p text:style-name="MP14"><text:span text:style-name="MT15">Fourth level</text:span></text:p>
                          <text:list text:style-name="ML16">
                            <text:list-item>
                              <text:p text:style-name="MP16"><text:span text:style-name="MT1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8" presentation:style-name="Mpr19" svg:x="2.328cm" svg:y="17.657cm" svg:width="7.62cm" svg:height="1.014cm" presentation:class="date-time">
        <draw:text-box/>
      </draw:frame>
      <draw:frame draw:style-name="Mgr20" presentation:style-name="Mpr21" svg:x="11.218cm" svg:y="17.657cm" svg:width="11.43cm" svg:height="1.014cm" presentation:class="footer">
        <draw:text-box/>
      </draw:frame>
      <draw:frame draw:style-name="Mgr22" presentation:style-name="Mpr23" draw:text-style-name="MP24" svg:x="23.918cm" svg:y="17.657cm" svg:width="7.62cm" svg:height="1.014cm" presentation:class="page-number">
        <draw:text-box>
          <text:p text:style-name="MP25"><text:span text:style-name="MT26">‹#›</text:span></text:p>
        </draw:text-box>
      </draw:frame>
    </style:master-page>
    <style:master-page style:name="Master1-Layout2-obj-Layout2-obj-Title-and-Content" style:page-layout-name="pageLayout1" draw:style-name="gp37">
      <style:header/>
      <style:footer/>
      <draw:frame draw:style-name="Mgr27" presentation:style-name="Mpr28" draw:text-style-name="MP29" svg:x="2.328cm" svg:y="1.014cm" svg:width="29.21cm" svg:height="3.682cm" presentation:class="title">
        <draw:text-box>
          <text:p text:style-name="MP30"><text:span text:style-name="MT31">Click to edit Master title style</text:span></text:p>
        </draw:text-box>
      </draw:frame>
      <draw:frame draw:style-name="Mgr32" presentation:style-name="Mpr33" draw:text-style-name="MP34" svg:x="2.328cm" svg:y="5.071cm" svg:width="29.21cm" svg:height="12.087cm" presentation:class="title">
        <draw:text-box>
          <text:list text:style-name="ML35">
            <text:list-item>
              <text:p text:style-name="MP35"><text:span text:style-name="MT36">Click to edit Master text styles</text:span><text:line-break/><text:span text:style-name="MT38">Second level</text:span><text:line-break/><text:span text:style-name="MT40">Third level</text:span><text:line-break/><text:span text:style-name="MT42">Fourth level</text:span><text:line-break/><text:span text:style-name="MT44">Fifth level</text:span></text:p>
            </text:list-item>
          </text:list>
        </draw:text-box>
      </draw:frame>
      <draw:frame draw:style-name="Mgr45" presentation:style-name="Mpr46" svg:x="2.328cm" svg:y="17.657cm" svg:width="7.62cm" svg:height="1.014cm" presentation:class="date-time">
        <draw:text-box/>
      </draw:frame>
      <draw:frame draw:style-name="Mgr47" presentation:style-name="Mpr48" svg:x="11.218cm" svg:y="17.657cm" svg:width="11.43cm" svg:height="1.014cm" presentation:class="footer">
        <draw:text-box/>
      </draw:frame>
      <draw:frame draw:style-name="Mgr49" presentation:style-name="Mpr50" draw:text-style-name="MP51" svg:x="23.918cm" svg:y="17.657cm" svg:width="7.62cm" svg:height="1.014cm" presentation:class="page-number">
        <draw:text-box>
          <text:p text:style-name="MP52"><text:span text:style-name="MT53">‹#›</text:span></text:p>
        </draw:text-box>
      </draw:frame>
      <draw:frame draw:style-name="Mgr54" presentation:style-name="Mpr55" svg:x="1.693cm" svg:y="4.457cm" svg:width="30.479cm" svg:height="12.572cm" presentation:class="outline">
        <draw:text-box/>
      </draw:frame>
    </style:master-page>
    <style:handout-master style:page-layout-name="noteLayout1" draw:style-name="gp68">
      <draw:frame draw:style-name="Mgr56" presentation:style-name="Mpr57" svg:x="0cm" svg:y="0cm" svg:width="9.369cm" svg:height="1.396cm" presentation:class="header">
        <draw:text-box/>
      </draw:frame>
      <draw:frame draw:style-name="Mgr58" presentation:style-name="Mpr59" svg:x="12.22cm" svg:y="0cm" svg:width="9.369cm" svg:height="1.396cm" presentation:class="date-time">
        <draw:text-box/>
      </draw:frame>
      <draw:frame draw:style-name="Mgr60" presentation:style-name="Mpr61" svg:x="0cm" svg:y="26.543cm" svg:width="9.369cm" svg:height="1.396cm" presentation:class="footer">
        <draw:text-box/>
      </draw:frame>
      <draw:frame draw:style-name="Mgr62" presentation:style-name="Mpr63" draw:text-style-name="MP64" svg:x="12.22cm" svg:y="26.543cm" svg:width="9.369cm" svg:height="1.396cm" presentation:class="page-number">
        <draw:text-box>
          <text:p text:style-name="MP65"><text:span text:style-name="MT66">‹#›</text:span></text:p>
        </draw:text-box>
      </draw:frame>
    </style:handout-master>
  </office:master-styles>
</office:document-styles>
</file>

<file path=meta.xml><?xml version="1.0" encoding="utf-8"?>
<office:document-meta xmlns:ooo="http://openoffice.org/2004/office" xmlns:officeooo="http://openoffice.org/2009/office"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OpenOffice/4.1.2$Win32 OpenOffice.org_project/412m3$Build-9782</meta:generator>
    <dc:title>PowerPoint Presentation</dc:title>
    <meta:initial-creator>Иван</meta:initial-creator>
    <dc:creator>atir tahir</dc:creator>
    <meta:creation-date>2015-10-26T13:36:31.0000000Z</meta:creation-date>
    <dc:date>2016-01-01T09:28:41.7200000</dc:date>
    <meta:print-date>2025-11-12T15:53:07.2263815+02:00</meta:print-date>
    <meta:editing-cycles>6</meta:editing-cycles>
    <meta:editing-duration>PT0H2M22S</meta:editing-duration>
  </office:meta>
</office:document-meta>
</file>